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b3b3b3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b3b3b3" draw:textarea-horizontal-align="center" draw:textarea-vertical-align="middle"/>
    </style:style>
    <style:style style:name="gr6" style:family="graphic" style:parent-style-name="standard">
      <style:graphic-properties svg:stroke-color="#ff00ff" draw:marker-end="Arrow" draw:marker-end-width="0.3cm" draw:fill="solid" draw:fill-color="#b3b3b3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color="#808000" draw:marker-end="Arrow" draw:marker-end-width="0.3cm" draw:fill="solid" draw:fill-color="#00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905cm" svg:x="6.985cm" svg:y="5.08cm">
          <text:p text:style-name="P1">persistent queu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5.715cm" svg:height="5.715cm" svg:x="6.985cm" svg:y="8.89cm">
          <text:p text:style-name="P1">anycast</text:p>
          <text:p text:style-name="P1">rela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1.905cm" svg:height="1.905cm" svg:x="8.89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175cm" svg:height="1.905cm" svg:x="8.255cm" svg:y="17.145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.27cm" svg:y="6.35cm">
          <text:p text:style-name="P1">ki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8.415cm" svg:y="7.62cm">
          <text:p text:style-name="P1">Too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6.985cm" svg:y="17.78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7.78cm" svg:y="8.89cm">
          <text:p text:style-name="P1">Too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7.145cm" svg:y="10.16cm">
          <text:p text:style-name="P1">Too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3.335cm" svg:y="15.875cm">
          <text:p text:style-name="P1">Tool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3.97cm" svg:y="15.24cm">
          <text:p text:style-name="P1">Tool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81cm" svg:y1="7.62cm" svg:x2="7.62cm" svg:y2="10.16cm">
          <text:p text:style-name="P1">anycast</text:p>
        </draw:line>
        <draw:line draw:style-name="gr4" draw:text-style-name="P2" draw:layer="layout" svg:x1="8.89cm" svg:y1="14.605cm" svg:x2="9.525cm" svg:y2="17.145cm">
          <text:p text:style-name="P1">unicast</text:p>
        </draw:line>
        <draw:line draw:style-name="gr4" draw:text-style-name="P2" draw:layer="layout" svg:x1="10.16cm" svg:y1="17.145cm" svg:x2="10.795cm" svg:y2="14.605cm">
          <text:p text:style-name="P1">anycast</text:p>
        </draw:line>
        <draw:line draw:style-name="gr5" draw:text-style-name="P2" draw:layer="layout" svg:x1="12.7cm" svg:y1="11.43cm" svg:x2="17.145cm" svg:y2="11.43cm">
          <text:p/>
        </draw:line>
        <draw:line draw:style-name="gr6" draw:text-style-name="P2" draw:layer="layout" svg:x1="12.065cm" svg:y1="10.16cm" svg:x2="18.415cm" svg:y2="8.255cm">
          <text:p/>
        </draw:line>
        <draw:line draw:style-name="gr6" draw:text-style-name="P2" draw:layer="layout" svg:x1="18.415cm" svg:y1="8.89cm" svg:x2="12.7cm" svg:y2="10.795cm">
          <text:p/>
        </draw:line>
        <draw:line draw:style-name="gr5" draw:text-style-name="P2" draw:layer="layout" svg:x1="17.145cm" svg:y1="12.065cm" svg:x2="12.7cm" svg:y2="12.065cm">
          <text:p/>
        </draw:line>
        <draw:line draw:style-name="gr5" draw:text-style-name="P2" draw:layer="layout" svg:x1="12.065cm" svg:y1="13.335cm" svg:x2="14.605cm" svg:y2="15.24cm">
          <text:p/>
        </draw:line>
        <draw:line draw:style-name="gr5" draw:text-style-name="P2" draw:layer="layout" svg:x1="13.97cm" svg:y1="15.875cm" svg:x2="11.43cm" svg:y2="13.97cm">
          <text:p/>
        </draw:line>
        <draw:custom-shape draw:style-name="gr3" draw:text-style-name="P2" draw:layer="layout" svg:width="2.54cm" svg:height="1.905cm" svg:x="4.445cm" svg:y="14.605cm">
          <text:p text:style-name="P1">dsm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62cm" svg:y1="13.335cm" svg:x2="6.985cm" svg:y2="14.605cm">
          <text:p/>
        </draw:line>
        <draw:custom-shape draw:style-name="gr7" draw:text-style-name="P1" draw:layer="layout" svg:width="20.32cm" svg:height="3.175cm" svg:x="0.635cm" svg:y="22.225cm">
          <text:p text:style-name="P1">storage &amp; evidence meta subsyste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8" draw:text-style-name="P2" draw:layer="layout" svg:x1="2.54cm" svg:y1="8.255cm" svg:x2="2.54cm" svg:y2="22.86cm">
          <text:p/>
        </draw:line>
        <draw:line draw:style-name="gr8" draw:text-style-name="P2" draw:layer="layout" svg:x1="5.715cm" svg:y1="16.51cm" svg:x2="5.715cm" svg:y2="22.86cm">
          <text:p/>
        </draw:line>
        <draw:line draw:style-name="gr8" draw:text-style-name="P2" draw:layer="layout" svg:x1="8.89cm" svg:y1="19.685cm" svg:x2="8.89cm" svg:y2="22.86cm">
          <text:p/>
        </draw:line>
        <draw:line draw:style-name="gr8" draw:text-style-name="P2" draw:layer="layout" svg:x1="15.24cm" svg:y1="17.145cm" svg:x2="15.24cm" svg:y2="22.86cm">
          <text:p/>
        </draw:line>
        <draw:line draw:style-name="gr8" draw:text-style-name="P2" draw:layer="layout" svg:x1="18.415cm" svg:y1="12.065cm" svg:x2="18.415cm" svg:y2="22.86cm">
          <text:p/>
        </draw:line>
        <draw:line draw:style-name="gr8" draw:text-style-name="P2" draw:layer="layout" svg:x1="20.32cm" svg:y1="9.525cm" svg:x2="20.32cm" svg:y2="22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b</meta:initial-creator>
    <meta:creation-date>2007-03-22T10:02:11</meta:creation-date>
    <dc:creator>rob</dc:creator>
    <dc:date>2007-03-22T10:18:03</dc:date>
    <dc:language>en-US</dc:languag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